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1" style:family="paragraph"/>
    <style:style style:name="P3" style:parent-style-name="ListParagraph" style:list-style-name="LFO2" style:family="paragraph"/>
    <style:style style:name="P4" style:parent-style-name="Normal" style:family="paragraph">
      <style:paragraph-properties fo:margin-left="0.75in">
        <style:tab-stops/>
      </style:paragraph-properties>
    </style:style>
    <style:style style:name="P5" style:parent-style-name="ListParagraph" style:list-style-name="LFO2" style:family="paragraph"/>
    <style:style style:name="P6" style:parent-style-name="Normal" style:family="paragraph">
      <style:paragraph-properties fo:margin-left="0.75in">
        <style:tab-stops/>
      </style:paragraph-properties>
    </style:style>
    <style:style style:name="P7" style:parent-style-name="ListParagraph" style:list-style-name="LFO2" style:family="paragraph"/>
    <style:style style:name="P8" style:parent-style-name="Normal" style:family="paragraph">
      <style:paragraph-properties fo:margin-left="0.75in">
        <style:tab-stops/>
      </style:paragraph-properties>
    </style:style>
    <style:style style:name="P9" style:parent-style-name="ListParagraph" style:list-style-name="LFO2" style:family="paragraph"/>
    <style:style style:name="P10" style:parent-style-name="Normal" style:family="paragraph">
      <style:paragraph-properties fo:margin-left="0.75in">
        <style:tab-stops/>
      </style:paragraph-properties>
    </style:style>
    <style:style style:name="P11" style:parent-style-name="ListParagraph" style:list-style-name="LFO2" style:family="paragraph"/>
    <style:style style:name="P12" style:parent-style-name="Normal" style:family="paragraph">
      <style:paragraph-properties fo:margin-left="0.75in">
        <style:tab-stops/>
      </style:paragraph-properties>
    </style:style>
    <style:style style:name="P13" style:parent-style-name="ListParagraph" style:list-style-name="LFO2" style:family="paragraph"/>
    <style:style style:name="P14" style:parent-style-name="Normal" style:family="paragraph">
      <style:paragraph-properties fo:margin-left="0.75in">
        <style:tab-stops/>
      </style:paragraph-properties>
    </style:style>
    <style:style style:name="P15" style:parent-style-name="ListParagraph" style:list-style-name="LFO2" style:family="paragraph"/>
    <style:style style:name="P16" style:parent-style-name="Normal" style:family="paragraph">
      <style:paragraph-properties fo:margin-left="0.75in">
        <style:tab-stops/>
      </style:paragraph-properties>
    </style:style>
    <style:style style:name="P17" style:parent-style-name="ListParagraph" style:list-style-name="LFO2" style:family="paragraph"/>
    <style:style style:name="P18" style:parent-style-name="Normal" style:family="paragraph">
      <style:paragraph-properties fo:margin-left="0.75in">
        <style:tab-stops/>
      </style:paragraph-properties>
    </style:style>
    <style:style style:name="P19" style:parent-style-name="ListParagraph" style:list-style-name="LFO3" style:family="paragraph"/>
    <style:style style:name="P20" style:parent-style-name="Normal" style:family="paragraph">
      <style:paragraph-properties fo:margin-left="0.75in">
        <style:tab-stops/>
      </style:paragraph-properties>
    </style:style>
    <style:style style:name="P21" style:parent-style-name="ListParagraph" style:list-style-name="LFO3" style:family="paragraph"/>
    <style:style style:name="P22" style:parent-style-name="Normal" style:family="paragraph">
      <style:paragraph-properties fo:margin-left="0.75in">
        <style:tab-stops/>
      </style:paragraph-properties>
    </style:style>
    <style:style style:name="P23" style:parent-style-name="ListParagraph" style:list-style-name="LFO1" style:family="paragraph"/>
    <style:style style:name="P24" style:parent-style-name="ListParagraph" style:list-style-name="LFO4" style:family="paragraph">
      <style:paragraph-properties style:vertical-align="auto"/>
      <style:text-properties fo:hyphenate="true"/>
    </style:style>
    <style:style style:name="P25" style:parent-style-name="ListParagraph" style:list-style-name="LFO4" style:family="paragraph">
      <style:paragraph-properties style:vertical-align="auto"/>
      <style:text-properties fo:hyphenate="true"/>
    </style:style>
    <style:style style:name="P26" style:parent-style-name="ListParagraph" style:list-style-name="LFO4" style:family="paragraph">
      <style:paragraph-properties style:vertical-align="auto"/>
      <style:text-properties fo:hyphenate="true"/>
    </style:style>
    <style:style style:name="P27" style:parent-style-name="ListParagraph" style:list-style-name="LFO4" style:family="paragraph">
      <style:paragraph-properties style:vertical-align="auto"/>
      <style:text-properties fo:hyphenate="true"/>
    </style:style>
    <style:style style:name="P28" style:parent-style-name="ListParagraph" style:list-style-name="LFO4" style:family="paragraph">
      <style:paragraph-properties style:vertical-align="auto"/>
      <style:text-properties fo:hyphenate="true"/>
    </style:style>
    <style:style style:name="P29" style:parent-style-name="ListParagraph" style:list-style-name="LFO4" style:family="paragraph">
      <style:paragraph-properties style:vertical-align="auto"/>
      <style:text-properties fo:hyphenate="true"/>
    </style:style>
    <style:style style:name="P30" style:parent-style-name="ListParagraph" style:list-style-name="LFO4" style:family="paragraph">
      <style:paragraph-properties style:vertical-align="auto"/>
      <style:text-properties fo:hyphenate="true"/>
    </style:style>
    <style:style style:name="P31" style:parent-style-name="ListParagraph" style:list-style-name="LFO4" style:family="paragraph">
      <style:paragraph-properties style:vertical-align="auto"/>
      <style:text-properties fo:hyphenate="true"/>
    </style:style>
    <style:style style:name="P32" style:parent-style-name="ListParagraph" style:list-style-name="LFO4" style:family="paragraph">
      <style:paragraph-properties style:vertical-align="auto"/>
      <style:text-properties fo:hyphenate="true"/>
    </style:style>
    <style:style style:name="P33" style:parent-style-name="ListParagraph" style:list-style-name="LFO4" style:family="paragraph">
      <style:paragraph-properties style:vertical-align="auto"/>
      <style:text-properties fo:hyphenate="true"/>
    </style:style>
    <style:style style:name="P34" style:parent-style-name="ListParagraph" style:list-style-name="LFO4" style:family="paragraph">
      <style:paragraph-properties style:vertical-align="auto"/>
      <style:text-properties fo:hyphenate="true"/>
    </style:style>
    <style:style style:name="P35" style:parent-style-name="ListParagraph" style:list-style-name="LFO4" style:family="paragraph">
      <style:paragraph-properties style:vertical-align="auto"/>
      <style:text-properties fo:hyphenate="true"/>
    </style:style>
    <style:style style:name="P36" style:parent-style-name="ListParagraph" style:list-style-name="LFO4" style:family="paragraph">
      <style:paragraph-properties style:vertical-align="auto"/>
      <style:text-properties fo:hyphenate="true"/>
    </style:style>
    <style:style style:name="P37" style:parent-style-name="ListParagraph" style:list-style-name="LFO4" style:family="paragraph">
      <style:paragraph-properties style:vertical-align="auto"/>
      <style:text-properties fo:hyphenate="true"/>
    </style:style>
    <style:style style:name="P38" style:parent-style-name="ListParagraph" style:list-style-name="LFO4" style:family="paragraph">
      <style:paragraph-properties style:vertical-align="auto"/>
      <style:text-properties fo:hyphenate="true"/>
    </style:style>
    <style:style style:name="P39" style:parent-style-name="ListParagraph" style:list-style-name="LFO4" style:family="paragraph">
      <style:paragraph-properties style:vertical-align="auto"/>
      <style:text-properties fo:hyphenate="true"/>
    </style:style>
    <style:style style:name="P40" style:parent-style-name="ListParagraph" style:list-style-name="LFO4" style:family="paragraph">
      <style:paragraph-properties style:vertical-align="auto"/>
      <style:text-properties fo:hyphenate="true"/>
    </style:style>
    <style:style style:name="P41" style:parent-style-name="ListParagraph" style:list-style-name="LFO4" style:family="paragraph">
      <style:paragraph-properties style:vertical-align="auto"/>
      <style:text-properties fo:hyphenate="true"/>
    </style:style>
    <style:style style:name="P42" style:parent-style-name="ListParagraph" style:list-style-name="LFO4" style:family="paragraph">
      <style:paragraph-properties style:vertical-align="auto"/>
      <style:text-properties fo:hyphenate="true"/>
    </style:style>
    <style:style style:name="P43" style:parent-style-name="ListParagraph" style:list-style-name="LFO4" style:family="paragraph">
      <style:paragraph-properties style:vertical-align="auto"/>
      <style:text-properties fo:hyphenate="true"/>
    </style:style>
    <style:style style:name="P44" style:parent-style-name="ListParagraph" style:list-style-name="LFO4" style:family="paragraph">
      <style:paragraph-properties style:vertical-align="auto"/>
      <style:text-properties fo:hyphenate="true"/>
    </style:style>
    <style:style style:name="P45" style:parent-style-name="ListParagraph" style:list-style-name="LFO4" style:family="paragraph">
      <style:paragraph-properties style:vertical-align="auto"/>
      <style:text-properties fo:hyphenate="true"/>
    </style:style>
    <style:style style:name="P46" style:parent-style-name="ListParagraph" style:list-style-name="LFO4" style:family="paragraph">
      <style:paragraph-properties style:vertical-align="auto"/>
      <style:text-properties fo:hyphenate="true"/>
    </style:style>
    <style:style style:name="P47" style:parent-style-name="ListParagraph" style:list-style-name="LFO4" style:family="paragraph">
      <style:paragraph-properties style:vertical-align="auto"/>
      <style:text-properties fo:hyphenate="true"/>
    </style:style>
    <style:style style:name="P48" style:parent-style-name="ListParagraph" style:list-style-name="LFO4" style:family="paragraph">
      <style:paragraph-properties style:vertical-align="auto"/>
      <style:text-properties fo:hyphenate="true"/>
    </style:style>
    <style:style style:name="P49" style:parent-style-name="Normal" style:family="paragraph">
      <style:paragraph-properties>
        <style:tab-stops>
          <style:tab-stop style:type="left" style:position="1.5312in"/>
        </style:tab-stops>
      </style:paragraph-properties>
    </style:style>
    <style:style style:name="P50" style:parent-style-name="Normal" style:family="paragraph">
      <style:paragraph-properties>
        <style:tab-stops>
          <style:tab-stop style:type="left" style:position="1.5312in"/>
        </style:tab-stops>
      </style:paragraph-properties>
    </style:style>
    <style:style style:name="P51" style:parent-style-name="Normal" style:family="paragraph">
      <style:paragraph-properties>
        <style:tab-stops>
          <style:tab-stop style:type="left" style:position="1.5312in"/>
        </style:tab-stops>
      </style:paragraph-properties>
    </style:style>
  </office:automatic-styles>
  <office:body>
    <office:text text:use-soft-page-breaks="true">
      <text:list text:style-name="LFO1" text:continue-numbering="true">
        <text:list-item>
          <text:p text:style-name="P1">Our mission is to provide this pizza delivery company with a website to act as a platform so that orders from customers can be taken online. We aim to provide an easy to use,<text:s/>professional-looking website that will help their business grow.</text:p>
        </text:list-item>
        <text:list-item>
          <text:p text:style-name="P2"/>
        </text:list-item>
      </text:list>
      <text:list text:style-name="LFO2" text:continue-numbering="true">
        <text:list-item>
          <text:p text:style-name="P3">How well does the website account for colour blindness?</text:p>
        </text:list-item>
      </text:list>
      <text:p text:style-name="P4">If a websites design does not consider common colour blindness form such as red-green and blue-purple then they may be excluding users<text:s/>from using the website.</text:p>
      <text:list text:style-name="LFO2" text:continue-numbering="true">
        <text:list-item>
          <text:p text:style-name="P5">Is there heavy use of bright colours within the websites design?</text:p>
        </text:list-item>
      </text:list>
      <text:p text:style-name="P6">Heavy use of bright colours within a websites design such as white or yellow can restrict some user’s usage of the site. This is because some users may suffer from migraines and these bright colours can trigger them.</text:p>
      <text:list text:style-name="LFO2" text:continue-numbering="true">
        <text:list-item>
          <text:p text:style-name="P7">How aesthetically pleasing is the design?</text:p>
        </text:list-item>
      </text:list>
      <text:p text:style-name="P8">The website must be appealing to users to encourage reuse of the website and also to help back up the product that the website is advertising. If the website design is bad this may also be attributed to the product.</text:p>
      <text:list text:style-name="LFO2" text:continue-numbering="true">
        <text:list-item>
          <text:p text:style-name="P9">How easy is it to navigate the website?</text:p>
        </text:list-item>
      </text:list>
      <text:p text:style-name="P10">Navigation is key in website design. Users will quickly give up on a website if there is no clear form of navigation.</text:p>
      <text:list text:style-name="LFO2" text:continue-numbering="true">
        <text:list-item>
          <text:p text:style-name="P11">Is the link integrity of the website intact?</text:p>
        </text:list-item>
      </text:list>
      <text:p text:style-name="P12">If some links within the website do not work as intended it could lead to an area of the website being inaccessible to the users.</text:p>
      <text:list text:style-name="LFO2" text:continue-numbering="true">
        <text:list-item>
          <text:p text:style-name="P13">Is the website compatible with all browsers?</text:p>
        </text:list-item>
      </text:list>
      <text:p text:style-name="P14">The website needs to work across all devices and browsers account for the sites availability to all users. If it fails to work across all browsers then some users may not be able to use the site.</text:p>
      <text:list text:style-name="LFO2" text:continue-numbering="true">
        <text:list-item>
          <text:p text:style-name="P15">How clear is the purpose of the website from the beginning?</text:p>
        </text:list-item>
      </text:list>
      <text:p text:style-name="P16">Having a website that doesn’t immediately tell the user what the site is for is useless. The user needs to know that the websites is for what they want.</text:p>
      <text:list text:style-name="LFO2" text:continue-numbering="true">
        <text:list-item>
          <text:p text:style-name="P17">How readable is the text?</text:p>
        </text:list-item>
      </text:list>
      <text:p text:style-name="P18">A website that is difficult to read due to the colour contrast between the text and background being poor for example may turn users away from using it.</text:p>
      <text:list text:style-name="LFO3" text:continue-numbering="true">
        <text:list-item>
          <text:p text:style-name="P19">How<text:s/>consistent are styles and colours?</text:p>
        </text:list-item>
      </text:list>
      <text:p text:style-name="P20">A website with colours and styles scattered around multiple pages can be confusing to a user and may put them off the website. It’s better to keep a consistent colour scheme and style throughout the whole website.</text:p>
      <text:list text:style-name="LFO3" text:continue-numbering="true">
        <text:list-item>
          <text:p text:style-name="P21">How responsive is the website?</text:p>
        </text:list-item>
      </text:list>
      <text:soft-page-break/>
      <text:p text:style-name="P22">A website must be designed for all platforms such as tablets and mobiles. The development and design should not just be about presentation on a desktop. There is no way of knowing how your users will use your website so accommodating for all platforms is a good way to include all types of users.</text:p>
      <text:list text:style-name="LFO1" text:continue-numbering="true">
        <text:list-item>
          <text:p text:style-name="P23"/>
        </text:list-item>
      </text:list>
      <text:list text:style-name="LFO4" text:continue-numbering="true">
        <text:list-item>
          <text:p text:style-name="P24">Add a “contact us” pages with company information and google maps integration for the company location.</text:p>
        </text:list-item>
        <text:list-item>
          <text:p text:style-name="P25">Add an “about us” page.</text:p>
        </text:list-item>
        <text:list-item>
          <text:p text:style-name="P26">Add breadcrumbs to navigation.</text:p>
        </text:list-item>
        <text:list-item>
          <text:p text:style-name="P27">Complete navigation with links<text:s/>to all pages within the website.</text:p>
        </text:list-item>
        <text:list-item>
          <text:p text:style-name="P28">Add company logo to website for company identity.</text:p>
        </text:list-item>
        <text:list-item>
          <text:p text:style-name="P29">Include social media links in the footer.</text:p>
        </text:list-item>
        <text:list-item>
          <text:p text:style-name="P30">Change colour scheme to a more aesthetically pleasing one.</text:p>
        </text:list-item>
        <text:list-item>
          <text:p text:style-name="P31">Maintain the colour scheme, layout and font throughout the site.</text:p>
        </text:list-item>
        <text:list-item>
          <text:p text:style-name="P32">Add sufficient alt tags to images.</text:p>
        </text:list-item>
        <text:list-item>
          <text:p text:style-name="P33">Attach a user database and product database to website.</text:p>
        </text:list-item>
        <text:list-item>
          <text:p text:style-name="P34">Add all the products available to the website</text:p>
        </text:list-item>
        <text:list-item>
          <text:p text:style-name="P35">Add a basket system that allows users to add/remove items to a cart.</text:p>
        </text:list-item>
        <text:list-item>
          <text:p text:style-name="P36">Add a checkout with multiple forms of payment that allows<text:s/>user to place an order.</text:p>
        </text:list-item>
        <text:list-item>
          <text:p text:style-name="P37">Add a delivery tracking system.</text:p>
        </text:list-item>
        <text:list-item>
          <text:p text:style-name="P38">Set up an email system that send a user an order acknowledgement when it is placed.</text:p>
        </text:list-item>
        <text:list-item>
          <text:p text:style-name="P39">Add a check that makes sure the company are open before allowing someone to place an order.</text:p>
        </text:list-item>
        <text:list-item>
          <text:p text:style-name="P40">Incorporate a user registration that takes basic user details and address for delivery.</text:p>
        </text:list-item>
        <text:list-item>
          <text:p text:style-name="P41">Make sure the registration form fields are required.</text:p>
        </text:list-item>
        <text:list-item>
          <text:p text:style-name="P42">include a login system.</text:p>
        </text:list-item>
        <text:list-item>
          <text:p text:style-name="P43">Have a company only interface which allows employees to login and see incoming orders.</text:p>
        </text:list-item>
        <text:list-item>
          <text:p text:style-name="P44">Ensure the website loads quickly.</text:p>
        </text:list-item>
        <text:list-item>
          <text:p text:style-name="P45">Ensure website it responsive across all platforms and browsers.</text:p>
        </text:list-item>
        <text:list-item>
          <text:p text:style-name="P46">Perform SEO on the website to allow for better google rankings.</text:p>
        </text:list-item>
        <text:list-item>
          <text:p text:style-name="P47">Include a cookie law tool.</text:p>
        </text:list-item>
        <text:list-item>
          <text:p text:style-name="P48">Create a user-friendly message for a 404-error page.</text:p>
        </text:list-item>
      </text:list>
      <text:p text:style-name="P49"/>
      <text:p text:style-name="P50">All the images used in this prototype are taken from <text:s/><text:a xlink:href="https://www.pexels.com/" office:target-frame-name="_top" xlink:show="replace"><text:span text:style-name="Hyperlink">https://www.pexels.com/</text:span></text:a><text:s/>and<text:s/><text:a xlink:href="https://pixabay.com/" office:target-frame-name="_top" xlink:show="replace"><text:span text:style-name="Hyperlink">https://pixabay.com/</text:span></text:a>. This is made clear in the website footer.</text:p>
      <text:p text:style-name="P51">Some of the website design ideas were taken from the website<text:s/><text:a xlink:href="http://www.rewardfoundation.org/" office:target-frame-name="_top" xlink:show="replace"><text:span text:style-name="Hyperlink">http://www.rewardfoundation.org/</text:span></text:a>. A website that I previously helped develop in the Professional Practice module of my undergrad degre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yle</meta:initial-creator>
    <dc:creator>Stevenson, Lyle</dc:creator>
    <meta:creation-date>2017-10-06T16:00:00Z</meta:creation-date>
    <dc:date>2017-10-12T02:59:00Z</dc:date>
    <meta:template xlink:href="Normal" xlink:type="simple"/>
    <meta:editing-cycles>3</meta:editing-cycles>
    <meta:editing-duration>PT26760S</meta:editing-duration>
    <meta:document-statistic meta:page-count="3" meta:paragraph-count="8" meta:word-count="663" meta:character-count="4435" meta:row-count="31" meta:non-whitespace-character-count="3780"/>
  </office:meta>
</office:document-meta>
</file>